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285in" style:rel-column-width="1049*"/>
    </style:style>
    <style:style style:name="Table1.B" style:family="table-column">
      <style:table-column-properties style:column-width="6.1965in" style:rel-column-width="892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5in" style:rel-column-width="1080*"/>
    </style:style>
    <style:style style:name="Table2.B" style:family="table-column">
      <style:table-column-properties style:column-width="6.175in" style:rel-column-width="889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63in" style:rel-column-width="3322*"/>
    </style:style>
    <style:style style:name="Table3.B" style:family="table-column">
      <style:table-column-properties style:column-width="1.234in" style:rel-column-width="1778*"/>
    </style:style>
    <style:style style:name="Table3.C" style:family="table-column">
      <style:table-column-properties style:column-width="3.3847in" style:rel-column-width="487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variant="normal" fo:text-transform="none" fo:color="#800080" loext:opacity="100%" style:font-name="Arial1" fo:font-size="12pt" fo:letter-spacing="normal" fo:font-style="normal" fo:font-weight="bold" officeooo:rsid="0010dcf6" officeooo:paragraph-rsid="00008a87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style:use-window-font-color="true" loext:opacity="0%" style:font-name="Arial1" fo:font-size="12pt" fo:letter-spacing="normal" fo:font-style="normal" fo:font-weight="normal" officeooo:rsid="0010dcf6" officeooo:paragraph-rsid="00008a87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variant="normal" fo:text-transform="none" style:use-window-font-color="true" loext:opacity="0%" style:font-name="Arial1" fo:font-size="12pt" fo:letter-spacing="normal" fo:font-style="normal" fo:font-weight="normal" officeooo:rsid="0010dcf6" officeooo:paragraph-rsid="00008a87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800080" loext:opacity="100%" style:font-name="Arial1" fo:font-size="12pt" fo:letter-spacing="normal" fo:font-style="normal" fo:font-weight="bold" officeooo:rsid="0003d89f" officeooo:paragraph-rsid="0003d89f" style:font-size-asian="12pt" style:font-weight-asian="bold" style:font-size-complex="12pt" style:font-weight-complex="bold"/>
    </style:style>
    <style:style style:name="P5" style:family="paragraph" style:parent-style-name="Standard" style:list-style-name="L2">
      <style:text-properties officeooo:paragraph-rsid="0003d89f"/>
    </style:style>
    <style:style style:name="P6" style:family="paragraph" style:parent-style-name="Standard">
      <style:text-properties fo:font-variant="normal" fo:text-transform="none" style:use-window-font-color="true" loext:opacity="0%" style:font-name="Arial1" fo:font-size="12pt" fo:letter-spacing="normal" fo:font-style="normal" fo:font-weight="normal" officeooo:rsid="0003d89f" officeooo:paragraph-rsid="0003d89f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2pt" officeooo:rsid="0003d89f" officeooo:paragraph-rsid="0003d89f" style:font-size-asian="12pt" style:font-size-complex="12pt"/>
    </style:style>
    <style:style style:name="P8" style:family="paragraph" style:parent-style-name="Table_20_Contents">
      <style:text-properties style:font-name="Arial1" fo:font-size="12pt" style:font-size-asian="12pt" style:font-size-complex="12pt"/>
    </style:style>
    <style:style style:name="P9" style:family="paragraph" style:parent-style-name="Standard" style:list-style-name="L3">
      <style:text-properties fo:font-variant="normal" fo:text-transform="none" style:use-window-font-color="true" loext:opacity="0%" style:font-name="Arial1" fo:font-size="12pt" fo:letter-spacing="normal" fo:font-style="normal" fo:font-weight="normal" officeooo:rsid="0003d89f" officeooo:paragraph-rsid="0003d89f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text-properties officeooo:paragraph-rsid="000420a5"/>
    </style:style>
    <style:style style:name="P11" style:family="paragraph" style:parent-style-name="Standard" style:list-style-name="L5">
      <style:text-properties fo:font-variant="normal" fo:text-transform="none" style:use-window-font-color="true" loext:opacity="0%" style:font-name="Arial1" fo:font-size="12pt" fo:letter-spacing="normal" fo:font-style="normal" fo:font-weight="normal" officeooo:rsid="0003d89f" officeooo:paragraph-rsid="000420a5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style:use-window-font-color="true" loext:opacity="0%" style:font-name="Arial1" fo:font-size="12pt" fo:letter-spacing="normal" fo:font-style="normal" fo:font-weight="normal" officeooo:rsid="0003d89f" officeooo:paragraph-rsid="000420a5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800080" loext:opacity="100%" style:font-name="Arial1" fo:font-size="12pt" fo:letter-spacing="normal" fo:font-style="normal" fo:font-weight="bold" officeooo:rsid="000420a5" officeooo:paragraph-rsid="000420a5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style:use-window-font-color="true" loext:opacity="0%" style:font-name="Arial1" fo:font-size="12pt" fo:letter-spacing="normal" fo:font-style="normal" fo:font-weight="normal" officeooo:rsid="000420a5" officeooo:paragraph-rsid="000420a5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2pt" officeooo:rsid="000420a5" officeooo:paragraph-rsid="000420a5" style:font-size-asian="12pt" style:font-size-complex="12pt"/>
    </style:style>
    <style:style style:name="P16" style:family="paragraph" style:parent-style-name="Table_20_Contents">
      <style:text-properties style:font-name="Arial1" fo:font-size="12pt" officeooo:rsid="000420a5" officeooo:paragraph-rsid="000420a5" style:font-size-asian="12pt" style:font-size-complex="12pt"/>
    </style:style>
    <style:style style:name="P17" style:family="paragraph" style:parent-style-name="Standard" style:list-style-name="L6">
      <style:text-properties fo:font-variant="normal" fo:text-transform="none" style:use-window-font-color="true" loext:opacity="0%" style:font-name="Arial1" fo:font-size="12pt" fo:letter-spacing="normal" fo:font-style="normal" fo:font-weight="normal" officeooo:rsid="000420a5" officeooo:paragraph-rsid="000420a5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800080" loext:opacity="100%" style:font-name="Arial1" fo:font-size="12pt" fo:letter-spacing="normal" fo:font-style="normal" fo:font-weight="bold" officeooo:rsid="0003d89f" officeooo:paragraph-rsid="000420a5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style:use-window-font-color="true" loext:opacity="0%" style:font-name="Arial1" fo:font-size="12pt" fo:letter-spacing="normal" fo:font-style="normal" fo:font-weight="normal" officeooo:rsid="0003d89f" officeooo:paragraph-rsid="00042cdb" style:font-size-asian="12pt" style:font-weight-asian="normal" style:font-size-complex="12pt" style:font-weight-complex="normal"/>
    </style:style>
    <style:style style:name="P20" style:family="paragraph" style:parent-style-name="Standard" style:list-style-name="L7">
      <style:text-properties fo:font-variant="normal" fo:text-transform="none" style:use-window-font-color="true" loext:opacity="0%" style:font-name="Arial1" fo:font-size="12pt" fo:letter-spacing="normal" fo:font-style="normal" fo:font-weight="normal" officeooo:rsid="0003d89f" officeooo:paragraph-rsid="00042cd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800080" loext:opacity="100%" style:font-name="Arial1" fo:font-size="12pt" fo:letter-spacing="normal" fo:font-style="normal" fo:font-weight="bold" officeooo:rsid="00051e53" officeooo:paragraph-rsid="00042cdb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style:use-window-font-color="true" loext:opacity="0%" style:font-name="Arial1" fo:font-size="12pt" fo:letter-spacing="normal" fo:font-style="normal" fo:font-weight="normal" officeooo:rsid="00051e53" officeooo:paragraph-rsid="00051e53" style:font-size-asian="12pt" style:font-weight-asian="normal" style:font-size-complex="12pt" style:font-weight-complex="normal"/>
    </style:style>
    <style:style style:name="P23" style:family="paragraph" style:parent-style-name="Standard" style:list-style-name="L8">
      <style:text-properties fo:font-variant="normal" fo:text-transform="none" style:use-window-font-color="true" loext:opacity="0%" style:font-name="Arial1" fo:font-size="12pt" fo:letter-spacing="normal" fo:font-style="normal" fo:font-weight="normal" officeooo:rsid="00051e53" officeooo:paragraph-rsid="00051e53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800080" loext:opacity="100%" style:font-name="Arial1" fo:font-size="12pt" fo:letter-spacing="normal" fo:font-style="normal" fo:font-weight="bold" officeooo:rsid="00051e53" officeooo:paragraph-rsid="00051e53" style:font-size-asian="12pt" style:font-weight-asian="bold" style:font-size-complex="12pt" style:font-weight-complex="bold"/>
    </style:style>
    <style:style style:name="P25" style:family="paragraph" style:parent-style-name="Standard" style:list-style-name="L9">
      <style:text-properties fo:font-variant="normal" fo:text-transform="none" style:use-window-font-color="true" loext:opacity="0%" style:font-name="Arial1" fo:font-size="12pt" fo:letter-spacing="normal" fo:font-style="normal" fo:font-weight="normal" officeooo:rsid="00051e53" officeooo:paragraph-rsid="00051e53" style:font-size-asian="12pt" style:font-weight-asian="normal" style:font-size-complex="12pt" style:font-weight-complex="normal"/>
    </style:style>
    <style:style style:name="P26" style:family="paragraph" style:parent-style-name="Standard" style:list-style-name="L10">
      <style:text-properties fo:font-variant="normal" fo:text-transform="none" style:use-window-font-color="true" loext:opacity="0%" style:font-name="Arial1" fo:font-size="12pt" fo:letter-spacing="normal" fo:font-style="normal" fo:font-weight="normal" officeooo:rsid="00051e53" officeooo:paragraph-rsid="00051e53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800080" loext:opacity="100%" style:font-name="Arial1" fo:font-size="12pt" fo:letter-spacing="normal" fo:font-style="normal" fo:font-weight="bold" officeooo:rsid="00051e53" officeooo:paragraph-rsid="000782f8" style:font-size-asian="12pt" style:font-weight-asian="bold" style:font-size-complex="12pt" style:font-weight-complex="bold"/>
    </style:style>
    <style:style style:name="P28" style:family="paragraph" style:parent-style-name="Standard" style:list-style-name="L11">
      <style:text-properties fo:font-variant="normal" fo:text-transform="none" style:use-window-font-color="true" loext:opacity="0%" style:font-name="Arial1" fo:font-size="12pt" fo:letter-spacing="normal" fo:font-style="normal" fo:font-weight="normal" officeooo:rsid="00051e53" officeooo:paragraph-rsid="00051e53" style:font-size-asian="12pt" style:font-weight-asian="normal" style:font-size-complex="12pt" style:font-weight-complex="normal"/>
    </style:style>
    <style:style style:name="T1" style:family="text">
      <style:text-properties officeooo:rsid="0003ad16"/>
    </style:style>
    <style:style style:name="T2" style:family="text">
      <style:text-properties fo:font-variant="normal" fo:text-transform="none" style:use-window-font-color="true" loext:opacity="0%" style:font-name="Arial1" fo:font-size="12pt" fo:letter-spacing="normal" fo:font-style="normal" fo:font-weight="normal" officeooo:rsid="0003d89f" style:font-size-asian="12pt" style:font-weight-asian="normal" style:font-size-complex="12pt" style:font-weight-complex="normal"/>
    </style:style>
    <style:style style:name="T3" style:family="text">
      <style:text-properties officeooo:rsid="00042cdb"/>
    </style:style>
    <style:style style:name="T4" style:family="text">
      <style:text-properties officeooo:rsid="000600e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rpose</text:p>
      <text:p text:style-name="P2"><text:span text:style-name="T1">Herein</text:span> <text:span text:style-name="T1">is </text:span>the methodology used by <text:span text:style-name="T1">Pym Technology</text:span> to identify, analyze, and evaluate <text:span text:style-name="T1">information </text:span>security risks. <text:span text:style-name="T1">This policy </text:span>ensures a consistent, <text:span text:style-name="T1">reproducible</text:span>, and effective</text:p>
      <text:p text:style-name="P2">approach to risk assessment in support of the Information Security Management System</text:p>
      <text:p text:style-name="P2">(ISMS).</text:p>
      <text:p text:style-name="P2"/>
      <text:p text:style-name="P1">Scope</text:p>
      <text:p text:style-name="P2">Th<text:span text:style-name="T1">ese processes</text:span> appl<text:span text:style-name="T1">y</text:span> to all information assets, personnel, systems, and operations</text:p>
      <text:p text:style-name="P2">within the scope of <text:span text:style-name="T1">Pym Technology’</text:span>s ISMS, specifically related to the development,</text:p>
      <text:p text:style-name="P2">deployment, and maintenance of the SaaS marketing platform.</text:p>
      <text:p text:style-name="P2"/>
      <text:p text:style-name="P1">Risk Assessment Process Overview</text:p>
      <text:list text:style-name="L1">
        <text:list-item>
          <text:p text:style-name="P3">The risk assessment process consists of the following stages:</text:p>
        </text:list-item>
        <text:list-item>
          <text:p text:style-name="P3">Asset Identification</text:p>
        </text:list-item>
        <text:list-item>
          <text:p text:style-name="P3">Threat and Vulnerability Identification</text:p>
        </text:list-item>
        <text:list-item>
          <text:p text:style-name="P3">Risk Analysis (Likelihood × Impact)</text:p>
        </text:list-item>
        <text:list-item>
          <text:p text:style-name="P3">Risk Evaluation</text:p>
        </text:list-item>
        <text:list-item>
          <text:p text:style-name="P3">Risk Ownership Assignment</text:p>
        </text:list-item>
        <text:list-item>
          <text:p text:style-name="P3">Documentation of Results</text:p>
        </text:list-item>
      </text:list>
      <text:p text:style-name="P2"/>
      <text:p text:style-name="P4">Risk Assessment Criteria</text:p>
      <text:list text:style-name="L2">
        <text:list-item>
          <text:p text:style-name="P5"><text:span text:style-name="T2">Likelihood rating</text:span></text:p>
        </text:list-item>
      </text:list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Score</text:p>
          </table:table-cell>
          <table:table-cell table:style-name="Table1.B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B2" office:value-type="string">
            <text:p text:style-name="P8">Rare: May occur in exceptional circumstances 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B2" office:value-type="string">
            <text:p text:style-name="P8">Unlikely: Not expected but possible 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B2" office:value-type="string">
            <text:p text:style-name="P8">Possible: Might occur at some time 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B2" office:value-type="string">
            <text:p text:style-name="P8">Likely: Expected to occur occasionally 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B2" office:value-type="string">
            <text:p text:style-name="P8">Almost Certain: Expected to occur frequently </text:p>
          </table:table-cell>
        </table:table-row>
      </table:table>
      <text:p text:style-name="P6"/>
      <text:list text:style-name="L3">
        <text:list-item>
          <text:p text:style-name="P9">Impact rating</text:p>
        </text:list-item>
      </text:list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core</text:p>
          </table:table-cell>
          <table:table-cell table:style-name="Table2.B1" office:value-type="string">
            <text:p text:style-name="P7">Description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B2" office:value-type="string">
            <text:p text:style-name="P8">Negligible: No significant disruption or damage </text:p>
          </table:table-cell>
        </table:table-row>
        <table:table-row>
          <table:table-cell table:style-name="Table2.A2" office:value-type="string">
            <text:p text:style-name="P7">2</text:p>
          </table:table-cell>
          <table:table-cell table:style-name="Table2.B2" office:value-type="string">
            <text:p text:style-name="P8">Minor: Minor disruption or limited financial/reputation impact 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B2" office:value-type="string">
            <text:p text:style-name="P8">Moderate: Noticeable impact requiring management attention </text:p>
          </table:table-cell>
        </table:table-row>
        <table:table-row>
          <table:table-cell table:style-name="Table2.A2" office:value-type="string">
            <text:p text:style-name="P7">4</text:p>
          </table:table-cell>
          <table:table-cell table:style-name="Table2.B2" office:value-type="string">
            <text:p text:style-name="P8">Major: Serious impact on operations, finances, or compliance </text:p>
          </table:table-cell>
        </table:table-row>
        <table:table-row>
          <table:table-cell table:style-name="Table2.A2" office:value-type="string">
            <text:p text:style-name="P7">5</text:p>
          </table:table-cell>
          <table:table-cell table:style-name="Table2.B2" office:value-type="string">
            <text:p text:style-name="P8">Severe: Critical impact, regulatory breach, or long-term damage </text:p>
          </table:table-cell>
        </table:table-row>
      </table:table>
      <text:p text:style-name="P6"/>
      <text:list text:style-name="L4">
        <text:list-item>
          <text:p text:style-name="P10"><text:span text:style-name="T2">Risk level calculation:</text:span></text:p>
        </text:list-item>
      </text:list>
      <text:list text:style-name="L5">
        <text:list-item>
          <text:list>
            <text:list-item>
              <text:p text:style-name="P11">Risk Score = Likelihood × Impact</text:p>
            </text:list-item>
            <text:list-item>
              <text:p text:style-name="P11">Maximum Score = 25 </text:p>
            </text:list-item>
          </text:list>
        </text:list-item>
      </text:list>
      <text:p text:style-name="P12"/>
      <text:p text:style-name="P13"><text:soft-page-break/>Risk Evaluation Criteria</text:p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Risk Score</text:p>
          </table:table-cell>
          <table:table-cell table:style-name="Table3.A1" office:value-type="string">
            <text:p text:style-name="P15">Risk Level</text:p>
          </table:table-cell>
          <table:table-cell table:style-name="Table3.C1" office:value-type="string">
            <text:p text:style-name="P15">Action</text:p>
          </table:table-cell>
        </table:table-row>
        <table:table-row>
          <table:table-cell table:style-name="Table3.A2" office:value-type="string">
            <text:p text:style-name="P15">1-6</text:p>
          </table:table-cell>
          <table:table-cell table:style-name="Table3.A2" office:value-type="string">
            <text:p text:style-name="P16">Low</text:p>
          </table:table-cell>
          <table:table-cell table:style-name="Table3.C2" office:value-type="string">
            <text:p text:style-name="P8">Acceptable risk: monitor only </text:p>
          </table:table-cell>
        </table:table-row>
        <table:table-row>
          <table:table-cell table:style-name="Table3.A2" office:value-type="string">
            <text:p text:style-name="P15">7-14</text:p>
          </table:table-cell>
          <table:table-cell table:style-name="Table3.A2" office:value-type="string">
            <text:p text:style-name="P16">Medium</text:p>
          </table:table-cell>
          <table:table-cell table:style-name="Table3.C2" office:value-type="string">
            <text:p text:style-name="P8">Treatment or mitigation required based on context </text:p>
          </table:table-cell>
        </table:table-row>
        <table:table-row>
          <table:table-cell table:style-name="Table3.A2" office:value-type="string">
            <text:p text:style-name="P15">15-26</text:p>
          </table:table-cell>
          <table:table-cell table:style-name="Table3.A2" office:value-type="string">
            <text:p text:style-name="P16">High</text:p>
          </table:table-cell>
          <table:table-cell table:style-name="Table3.C2" office:value-type="string">
            <text:p text:style-name="P8">Unacceptable: immediate treatment required </text:p>
          </table:table-cell>
        </table:table-row>
      </table:table>
      <text:p text:style-name="P14"/>
      <text:p text:style-name="P13">Risk Acceptance Criteria</text:p>
      <text:list text:style-name="L6">
        <text:list-item>
          <text:p text:style-name="P17">Low risks are generally acceptable with monitoring.</text:p>
        </text:list-item>
        <text:list-item>
          <text:p text:style-name="P17">Medium risks require business justification or resort to partial mitigation.</text:p>
        </text:list-item>
        <text:list-item>
          <text:p text:style-name="P17">High risks must be treated or explicitly accepted by senior management.</text:p>
        </text:list-item>
      </text:list>
      <text:p text:style-name="P12"/>
      <text:p text:style-name="P18">Asset Identification</text:p>
      <text:p text:style-name="P19">Assets considered in risk assessments may include, <text:span text:style-name="T3">but not limited to:</text:span></text:p>
      <text:list text:style-name="L7">
        <text:list-item>
          <text:p text:style-name="P20">Source code repositor<text:span text:style-name="T3">ies (internal and external)</text:span></text:p>
        </text:list-item>
        <text:list-item>
          <text:p text:style-name="P20">CI/CD Pipeline</text:p>
        </text:list-item>
        <text:list-item>
          <text:p text:style-name="P20">Cloud infrastructure</text:p>
        </text:list-item>
        <text:list-item>
          <text:p text:style-name="P20">Employee <text:span text:style-name="T3">devices</text:span></text:p>
        </text:list-item>
        <text:list-item>
          <text:p text:style-name="P20"><text:span text:style-name="T3">All </text:span>Data</text:p>
        </text:list-item>
      </text:list>
      <text:p text:style-name="P19"/>
      <text:p text:style-name="P21">Threats and Vul<text:span text:style-name="T4">n</text:span>erabilities</text:p>
      <text:p text:style-name="P22">Pym Technology uses recognized sources such as</text:p>
      <text:list text:style-name="L8">
        <text:list-item>
          <text:p text:style-name="P23">OWASP Top 10</text:p>
        </text:list-item>
        <text:list-item>
          <text:p text:style-name="P23">NIST SP 800-30</text:p>
        </text:list-item>
        <text:list-item>
          <text:p text:style-name="P23">Industry threat intelligence</text:p>
        </text:list-item>
        <text:list-item>
          <text:p text:style-name="P23">Internal incident history</text:p>
        </text:list-item>
      </text:list>
      <text:p text:style-name="P22"/>
      <text:p text:style-name="P22">Each asset is assessed for applicable threats and vulnerabilities that could compromise confidentiality, integrity, and/or availability. </text:p>
      <text:p text:style-name="P22"/>
      <text:p text:style-name="P24">Risk Ownership</text:p>
      <text:list text:style-name="L9">
        <text:list-item>
          <text:p text:style-name="P25">Every identified risk is assigned to a Risk Owner, typically the owner of the associated asset or business process</text:p>
        </text:list-item>
        <text:list-item>
          <text:p text:style-name="P25">Risk Owners are responsible for validating assessments and supporting treatment efforts.</text:p>
        </text:list-item>
      </text:list>
      <text:p text:style-name="P22"/>
      <text:p text:style-name="P24">Review and Frequency</text:p>
      <text:list text:style-name="L10">
        <text:list-item>
          <text:p text:style-name="P26">Reviewed at least every 12 months</text:p>
        </text:list-item>
        <text:list-item>
          <text:p text:style-name="P26">Re-evaluated when there are significant changes to systems, processes, or threats</text:p>
        </text:list-item>
        <text:list-item>
          <text:p text:style-name="P26">Updated before management reviews and internal audits.</text:p>
        </text:list-item>
      </text:list>
      <text:p text:style-name="P22"/>
      <text:p text:style-name="P22"/>
      <text:p text:style-name="P24"/>
      <text:p text:style-name="P27"/>
      <text:p text:style-name="P27"/>
      <text:p text:style-name="P27"/>
      <text:p text:style-name="P27"><text:soft-page-break/>Outputs and Records</text:p>
      <text:list text:style-name="L11">
        <text:list-item>
          <text:p text:style-name="P28">Risk Register</text:p>
        </text:list-item>
        <text:list-item>
          <text:p text:style-name="P28">Risk Assessment Report</text:p>
        </text:list-item>
        <text:list-item>
          <text:p text:style-name="P28">Updated Asset Inventory</text:p>
        </text:list-item>
        <text:list-item>
          <text:p text:style-name="P28">Treatment Plan input</text:p>
        </text:list-item>
        <text:list-item>
          <text:p text:style-name="P28">Statement of Applicability (SOA) input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10:19:26.102310400</meta:creation-date>
    <dc:date>2025-09-07T12:09:05.828227800</dc:date>
    <meta:editing-duration>PT49M20S</meta:editing-duration>
    <meta:editing-cycles>7</meta:editing-cycles>
    <meta:generator>LibreOffice/25.2.5.2$Windows_X86_64 LibreOffice_project/03d19516eb2e1dd5d4ccd751a0d6f35f35e08022</meta:generator>
    <meta:document-statistic meta:table-count="3" meta:image-count="0" meta:object-count="0" meta:page-count="3" meta:paragraph-count="90" meta:word-count="436" meta:character-count="2903" meta:non-whitespace-character-count="2575"/>
  </office:meta>
</office:document-meta>
</file>